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4cm" svg:stroke-color="#000000" draw:marker-start-width="0.26cm" draw:marker-end-width="0.26cm" draw:fill="solid" draw:fill-color="#dddddd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Object_20_with_20_no_20_fill_20_and_20_no_20_line">
      <style:graphic-properties svg:stroke-width="0.04cm" draw:marker-start-width="0.26cm" draw:marker-end-width="0.26cm" draw:textarea-vertical-align="middle" draw:ole-draw-aspect="1"/>
    </style:style>
    <style:style style:name="gr3" style:family="graphic" style:parent-style-name="objectwithoutfill">
      <style:graphic-properties svg:stroke-width="0.04cm" draw:marker-start-width="0.26cm" draw:marker-end="Arrow" draw:marker-end-width="0.21cm" draw:fill="none" draw:textarea-vertical-align="middle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4cm" draw:marker-start-width="0.26cm" draw:marker-end="Arrow" draw:marker-end-width="0.195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2cm" svg:height="1.2cm" svg:x="0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403cm" svg:height="0.402cm" svg:x="1.6cm" svg:y="0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" draw:text-style-name="P1" draw:layer="layout" svg:x1="2.1cm" svg:y1="1.863cm" svg:x2="0.9cm" svg:y2="2.7cm">
          <text:p/>
        </draw:line>
        <draw:frame draw:style-name="gr2" draw:text-style-name="P1" draw:layer="layout" svg:width="0.416cm" svg:height="0.402cm" svg:x="0.584cm" svg:y="2.59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0.416cm" svg:height="0.402cm" svg:x="4.084cm" svg:y="1.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" draw:text-style-name="P1" draw:layer="layout" svg:x1="1.951cm" svg:y1="1.7cm" svg:x2="1.951cm" svg:y2="0.8cm">
          <text:p/>
        </draw:line>
        <draw:line draw:style-name="gr3" draw:text-style-name="P1" draw:layer="layout" svg:x1="2.241cm" svg:y1="1.734cm" svg:x2="3.151cm" svg:y2="1.734cm">
          <text:p/>
        </draw:line>
        <draw:line draw:style-name="gr4" draw:text-style-name="P1" draw:layer="layout" svg:x1="2.1cm" svg:y1="1.863cm" svg:x2="2.1cm" svg:y2="0.1cm">
          <text:p/>
        </draw:line>
        <draw:line draw:style-name="gr4" draw:text-style-name="P1" draw:layer="layout" svg:x1="2.1cm" svg:y1="1.863cm" svg:x2="4.2cm" svg:y2="1.9cm">
          <text:p/>
        </draw:line>
        <draw:frame draw:style-name="gr2" draw:text-style-name="P1" draw:layer="layout" svg:width="1.051cm" svg:height="0.4cm" svg:x="0.9cm" svg:y="0.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3" draw:text-style-name="P1" draw:layer="layout" svg:x1="1.949cm" svg:y1="1.8cm" svg:x2="1.369cm" svg:y2="2.2cm">
          <text:p/>
        </draw:line>
        <draw:frame draw:style-name="gr2" draw:text-style-name="P1" draw:layer="layout" svg:width="1.051cm" svg:height="0.402cm" svg:x="2.075cm" svg:y="1.29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" draw:layer="layout" svg:width="1.051cm" svg:height="0.402cm" svg:x="0.549cm" svg:y="1.69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5cm" fo:page-height="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5T13:40:34.055596360</meta:creation-date>
    <dc:date>2016-08-19T21:36:44.864300105</dc:date>
    <meta:editing-duration>PT25M20S</meta:editing-duration>
    <meta:editing-cycles>10</meta:editing-cycles>
    <meta:generator>LibreOffice/4.2.8.2$Linux_X86_64 LibreOffice_project/420m0$Build-2</meta:generator>
    <meta:document-statistic meta:object-count="13"/>
  </office:meta>
</office:document-meta>
</file>

<file path=Object 1/content.xml><?xml version="1.0" encoding="utf-8"?>
<math xmlns="http://www.w3.org/1998/Math/MathML" display="block">
  <semantics>
    <mstyle mathvariant="monospace">
      <mtext>x</mtext>
    </mstyle>
    <annotation encoding="StarMath 5.0">font fixed "x"</annotation>
  </semantics>
</math>
</file>

<file path=Object 2/content.xml><?xml version="1.0" encoding="utf-8"?>
<math xmlns="http://www.w3.org/1998/Math/MathML" display="block">
  <semantics>
    <mstyle mathvariant="monospace">
      <mtext>z</mtext>
    </mstyle>
    <annotation encoding="StarMath 5.0">font fixed "z"</annotation>
  </semantics>
</math>
</file>

<file path=Object 3/content.xml><?xml version="1.0" encoding="utf-8"?>
<math xmlns="http://www.w3.org/1998/Math/MathML" display="block">
  <semantics>
    <mstyle mathvariant="monospace">
      <mtext>y</mtext>
    </mstyle>
    <annotation encoding="StarMath 5.0">font fixed "y"</annotation>
  </semantics>
</math>
</file>

<file path=Object 4/content.xml><?xml version="1.0" encoding="utf-8"?>
<math xmlns="http://www.w3.org/1998/Math/MathML" display="block">
  <semantics>
    <mstyle mathvariant="monospace">
      <mtext>HySC</mtext>
    </mstyle>
    <annotation encoding="StarMath 5.0">font fixed "HySC" </annotation>
  </semantics>
</math>
</file>

<file path=Object 5/content.xml><?xml version="1.0" encoding="utf-8"?>
<math xmlns="http://www.w3.org/1998/Math/MathML" display="block">
  <semantics>
    <mstyle mathvariant="monospace">
      <mtext>HxSC</mtext>
    </mstyle>
    <annotation encoding="StarMath 5.0">font fixed "HxSC" </annotation>
  </semantics>
</math>
</file>

<file path=Object 7/content.xml><?xml version="1.0" encoding="utf-8"?>
<math xmlns="http://www.w3.org/1998/Math/MathML" display="block">
  <semantics>
    <mstyle mathvariant="monospace">
      <mtext>EzSC</mtext>
    </mstyle>
    <annotation encoding="StarMath 5.0">font fixed "EzSC" </annotation>
  </semantics>
</math>
</file>